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 of space-filling curves on unstructured grids for simulations on a sphere</text:p>
      <text:p text:style-name="Standard"/>
      <text:p text:style-name="Standard">The Met Office and several british universities are working together on the GungHo project. Its goal is to develop a new dynamical core for a global and regional climate and weather simulation. The model is currently tested with cubed sphere and hexagonal grids. To optimize the memory access on these grids, a sorting of the faces, edges and vertices along a space-filling curve was tested. Three different space-filling curves were used to reorder the originally created grid data. The results show, that hexagonal grids can be improved while the grid generation for cubed sphere grids already provides a proper or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0:18:39</meta:creation-date>
    <dc:date>2014-05-05T11:06:52</dc:date>
    <meta:editing-duration>PT39M2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" meta:word-count="112" meta:character-count="705" meta:non-whitespace-character-count="595"/>
  </office:meta>
</office:document-meta>
</file>